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1.719cm" fo:margin-left="1.05cm" fo:margin-top="0cm" fo:margin-bottom="0cm" table:align="left" style:writing-mode="lr-tb"/>
    </style:style>
    <style:style style:name="Tableau1.A" style:family="table-column">
      <style:table-column-properties style:column-width="1.572cm"/>
    </style:style>
    <style:style style:name="Tableau1.B" style:family="table-column">
      <style:table-column-properties style:column-width="0.92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cm" fo:border-left="none" fo:border-right="0.75pt solid #000001" fo:border-top="none" fo:border-bottom="1pt solid #000001"/>
    </style:style>
    <style:style style:name="Tableau1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1.G1" style:family="table-cell">
      <style:table-cell-properties style:vertical-align="" fo:padding="0cm" fo:border-left="1pt solid #000001" fo:border-right="none" fo:border-top="none" fo:border-bottom="1pt solid #000001"/>
    </style:style>
    <style:style style:name="Tableau1.A2" style:family="table-cell">
      <style:table-cell-properties style:vertical-align="middle" fo:padding="0cm" fo:border-left="none" fo:border-right="0.75pt solid #000001" fo:border-top="0.75pt solid #000001" fo:border-bottom="none"/>
    </style:style>
    <style:style style:name="Tableau1.B2" style:family="table-cell">
      <style:table-cell-properties style:vertical-align="middle" fo:padding="0cm" fo:border-left="1pt solid #000001" fo:border-right="none" fo:border-top="none" fo:border-bottom="none"/>
    </style:style>
    <style:style style:name="Tableau1.G2" style:family="table-cell">
      <style:table-cell-properties style:vertical-align="" fo:padding="0cm" fo:border-left="1pt solid #000001" fo:border-right="none" fo:border-top="none" fo:border-bottom="none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fo:language="fr" fo:country="FR" style:language-asian="fr" style:country-asian="FR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language="fr" fo:country="FR" style:language-asian="fr" style:country-asian="FR" style:language-complex="ar" style:country-complex="SA"/>
    </style:style>
    <style:style style:name="P4" style:family="paragraph" style:parent-style-name="Standard">
      <style:text-properties officeooo:paragraph-rsid="0022bb51"/>
    </style:style>
    <style:style style:name="P5" style:family="paragraph" style:parent-style-name="Standard">
      <style:text-properties fo:font-size="12pt" officeooo:paragraph-rsid="0021caaf" style:font-size-asian="12pt" style:font-size-complex="12pt"/>
    </style:style>
    <style:style style:name="P6" style:family="paragraph" style:parent-style-name="Standard">
      <style:text-properties fo:font-size="12pt" officeooo:paragraph-rsid="003a1a78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8.01cm" style:type="right"/>
          <style:tab-stop style:position="8.996cm" style:type="center"/>
          <style:tab-stop style:position="10.007cm"/>
        </style:tab-stops>
      </style:paragraph-properties>
      <style:text-properties fo:font-size="12pt" officeooo:rsid="003ce19b" officeooo:paragraph-rsid="003ce19b" style:font-size-asian="10.5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8.01cm" style:type="right"/>
          <style:tab-stop style:position="8.996cm" style:type="center"/>
          <style:tab-stop style:position="10.007cm"/>
        </style:tab-stops>
      </style:paragraph-properties>
      <style:text-properties fo:font-size="10pt" officeooo:rsid="003ce19b" officeooo:paragraph-rsid="003ce19b" style:font-size-asian="10pt" style:font-size-complex="10pt"/>
    </style:style>
    <style:style style:name="P9" style:family="paragraph" style:parent-style-name="Standard">
      <style:paragraph-properties fo:margin-left="0.499cm" fo:margin-right="0cm" fo:text-indent="0cm" style:auto-text-indent="false"/>
      <style:text-properties officeooo:paragraph-rsid="001daa4d"/>
    </style:style>
    <style:style style:name="P10" style:family="paragraph" style:parent-style-name="Standard">
      <style:paragraph-properties fo:margin-left="0.499cm" fo:margin-right="0cm" fo:text-indent="0cm" style:auto-text-indent="false"/>
      <style:text-properties officeooo:rsid="00343b9a" officeooo:paragraph-rsid="003ec8cc"/>
    </style:style>
    <style:style style:name="P11" style:family="paragraph" style:parent-style-name="Standard">
      <style:paragraph-properties fo:margin-left="0.499cm" fo:margin-right="0cm" fo:text-indent="0cm" style:auto-text-indent="false"/>
      <style:text-properties officeooo:rsid="003cea2d" officeooo:paragraph-rsid="003ec8cc"/>
    </style:style>
    <style:style style:name="P12" style:family="paragraph" style:parent-style-name="Standard">
      <style:paragraph-properties fo:margin-left="0.499cm" fo:margin-right="0cm" fo:text-indent="0cm" style:auto-text-indent="false"/>
      <style:text-properties officeooo:rsid="003ec8cc" officeooo:paragraph-rsid="003ec8cc"/>
    </style:style>
    <style:style style:name="P13" style:family="paragraph" style:parent-style-name="Titre_20_rubrique">
      <style:text-properties officeooo:rsid="002201c9" officeooo:paragraph-rsid="00205a9b"/>
    </style:style>
    <style:style style:name="P14" style:family="paragraph" style:parent-style-name="Titre_20_rubrique">
      <style:text-properties officeooo:rsid="002201c9" officeooo:paragraph-rsid="0022bb51"/>
    </style:style>
    <style:style style:name="P15" style:family="paragraph" style:parent-style-name="Titre_20_rubrique">
      <style:text-properties officeooo:rsid="002201c9" officeooo:paragraph-rsid="003a1a78"/>
    </style:style>
    <style:style style:name="P16" style:family="paragraph" style:parent-style-name="Titre_20_rubrique">
      <style:text-properties officeooo:rsid="00288f59"/>
    </style:style>
    <style:style style:name="P17" style:family="paragraph" style:parent-style-name="Titre_20_rubrique">
      <style:text-properties officeooo:rsid="00279f0b" officeooo:paragraph-rsid="003ec8cc"/>
    </style:style>
    <style:style style:name="P18" style:family="paragraph" style:parent-style-name="Standard" style:master-page-name="">
      <style:paragraph-properties fo:margin-top="0.199cm" fo:margin-bottom="0cm" loext:contextual-spacing="false" fo:text-align="start" style:justify-single-word="false" style:page-number="auto" style:writing-mode="lr-tb">
        <style:tab-stops>
          <style:tab-stop style:position="8.01cm" style:type="right"/>
          <style:tab-stop style:position="8.996cm" style:type="center"/>
          <style:tab-stop style:position="10.007cm"/>
        </style:tab-stops>
      </style:paragraph-properties>
      <style:text-properties officeooo:rsid="003ce19b" officeooo:paragraph-rsid="003ce19b"/>
    </style:style>
    <style:style style:name="P19" style:family="paragraph" style:parent-style-name="Standard" style:list-style-name="Exercice">
      <style:text-properties officeooo:paragraph-rsid="0032c54e"/>
    </style:style>
    <style:style style:name="P20" style:family="paragraph" style:parent-style-name="Standard" style:list-style-name="Exercice">
      <style:text-properties officeooo:paragraph-rsid="0022bb51"/>
    </style:style>
    <style:style style:name="P21" style:family="paragraph" style:parent-style-name="Standard" style:list-style-name="Exercice">
      <style:text-properties officeooo:rsid="0022a608" officeooo:paragraph-rsid="003a1a78"/>
    </style:style>
    <style:style style:name="P22" style:family="paragraph" style:parent-style-name="Standard" style:list-style-name="Exercice">
      <style:text-properties officeooo:rsid="003a1a78" officeooo:paragraph-rsid="003a1a78"/>
    </style:style>
    <style:style style:name="P23" style:family="paragraph" style:parent-style-name="Standard" style:list-style-name="Exercice">
      <style:text-properties officeooo:rsid="0022bb51" officeooo:paragraph-rsid="0022bb51"/>
    </style:style>
    <style:style style:name="P24" style:family="paragraph" style:parent-style-name="Standard" style:list-style-name="Exercice">
      <style:text-properties officeooo:rsid="0022bb51" officeooo:paragraph-rsid="00248b14"/>
    </style:style>
    <style:style style:name="P25" style:family="paragraph" style:parent-style-name="Standard" style:list-style-name="Exercice">
      <style:text-properties fo:font-style="normal" officeooo:rsid="00288f59" officeooo:paragraph-rsid="00288f59" style:font-style-asian="normal" style:font-style-complex="normal"/>
    </style:style>
    <style:style style:name="P26" style:family="paragraph" style:parent-style-name="Standard" style:list-style-name="Exercice">
      <style:paragraph-properties fo:margin-top="0.199cm" fo:margin-bottom="0cm" loext:contextual-spacing="false"/>
      <style:text-properties officeooo:rsid="002a0f28" officeooo:paragraph-rsid="002fc80d"/>
    </style:style>
    <style:style style:name="P27" style:family="paragraph" style:parent-style-name="Standard" style:list-style-name="Exercice">
      <style:paragraph-properties fo:margin-top="0cm" fo:margin-bottom="0cm" loext:contextual-spacing="false"/>
      <style:text-properties officeooo:rsid="002a0f28" officeooo:paragraph-rsid="002fc80d"/>
    </style:style>
    <style:style style:name="P28" style:family="paragraph" style:parent-style-name="Standard" style:list-style-name="Exercice">
      <style:paragraph-properties fo:margin-top="0cm" fo:margin-bottom="0cm" loext:contextual-spacing="false"/>
      <style:text-properties officeooo:paragraph-rsid="002fc80d"/>
    </style:style>
    <style:style style:name="P29" style:family="paragraph" style:parent-style-name="Titre_20_Chapitre" style:master-page-name="Standard">
      <style:paragraph-properties style:page-number="auto" fo:padding="0cm" fo:border-left="none" fo:border-right="none" fo:border-top="none" fo:border-bottom="0.99pt solid #000000" style:shadow="none">
        <style:tab-stops>
          <style:tab-stop style:position="18.987cm" style:type="right"/>
        </style:tab-stops>
      </style:paragraph-properties>
    </style:style>
    <style:style style:name="P30" style:family="paragraph"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32" style:family="paragraph">
      <style:paragraph-properties fo:margin-top="0cm" fo:margin-bottom="0cm"/>
    </style:style>
    <style:style style:name="P33" style:family="paragraph">
      <loext:graphic-properties draw:fill="solid" draw:fill-color="#cccccc"/>
      <style:paragraph-properties fo:margin-top="0cm" fo:margin-bottom="0cm"/>
      <style:text-properties style:font-name="Times New Roman" fo:font-size="12pt" style:font-size-asian="12pt" style:font-size-complex="12pt"/>
    </style:style>
    <style:style style:name="T1" style:family="text">
      <style:text-properties officeooo:rsid="001ba6ad"/>
    </style:style>
    <style:style style:name="T2" style:family="text">
      <style:text-properties officeooo:rsid="001daa4d"/>
    </style:style>
    <style:style style:name="T3" style:family="text">
      <style:text-properties style:text-underline-style="solid" style:text-underline-width="auto" style:text-underline-color="font-color" officeooo:rsid="001daa4d"/>
    </style:style>
    <style:style style:name="T4" style:family="text">
      <style:text-properties officeooo:rsid="002201c9"/>
    </style:style>
    <style:style style:name="T5" style:family="text">
      <style:text-properties officeooo:rsid="0022a608"/>
    </style:style>
    <style:style style:name="T6" style:family="text">
      <style:text-properties officeooo:rsid="002fc80d"/>
    </style:style>
    <style:style style:name="T7" style:family="text">
      <style:text-properties style:text-position="sub 58%" officeooo:rsid="002fc80d"/>
    </style:style>
    <style:style style:name="T8" style:family="text">
      <style:text-properties officeooo:rsid="003a1a78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3cea2d"/>
    </style:style>
    <style:style style:name="T11" style:family="text">
      <style:text-properties officeooo:rsid="003ec8cc"/>
    </style:style>
    <style:style style:name="T12" style:family="text">
      <style:text-properties officeooo:rsid="0040c2c9"/>
    </style:style>
    <style:style style:name="T13" style:family="text">
      <style:text-properties officeooo:rsid="0041e7eb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font-name="Times New Roman" fo:font-size="12pt" style:font-size-asian="12pt" style:font-size-complex="12pt"/>
    </style:style>
    <style:style style:name="gr1" style:family="graphic">
      <style:graphic-properties svg:stroke-width="0.03cm" draw:marker-start-width="0.39cm" draw:marker-end-width="0.39cm" draw:fill="none" draw:textarea-horizontal-align="justify" draw:textarea-vertical-align="middle" draw:auto-grow-height="false" fo:min-height="0cm" fo:min-width="0cm" fo:padding-top="0cm" fo:padding-bottom="0.03cm" fo:padding-left="0cm" fo:padding-right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1.462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marker-start-width="0.39cm" draw:marker-end-width="0.39cm" draw:fill="none" draw:textarea-horizontal-align="justify" draw:textarea-vertical-align="middle" draw:auto-grow-height="false" fo:min-height="0.377cm" fo:min-width="1.005cm" fo:padding-top="0cm" fo:padding-bottom="0.03cm" fo:padding-left="0cm" fo:padding-right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statistiques avec une calculatrice</text:span><text:tab/><text:span text:style-name="T13">11</text:span>.2</text:p>
      <text:p text:style-name="P1"/>
      <text:p text:style-name="P16">Utiliser la calculatrice pour déterminer une moyenne, une médiane et des quartiles</text:p>
      <text:p text:style-name="P9"><text:span text:style-name="T4">Quelque soit le modèle de calculatrice utilisé, le principe reste le même : On entre les valeurs dans une liste statistique et s'il y a des effectifs ou des fréquences, on les entre dans une autre liste, puis on lance </text:span><text:span text:style-name="T3">les calculs statistiques à une variable</text:span><text:span text:style-name="T2">. La calculatrice affiche alors simultanément tous les paramètres statistiques :</text:span></text:p>
      <text:p text:style-name="P18"><text:tab/><text:span text:style-name="T9">Moyenne =<text:tab/>x<text:tab/>= 7.259420741</text:span></text:p>
      <text:p text:style-name="P8"><text:tab/>Somme des données =<text:tab/>Σx<text:tab/>= 23310</text:p>
      <text:p text:style-name="P8"><text:tab/>Effectif total =<text:tab/>n<text:tab/>= 3211</text:p>
      <text:p text:style-name="P8"><text:tab/>Minimum =<text:tab/>minX<text:tab/>= 2</text:p>
      <text:p text:style-name="P8"><text:tab/>Premier quartile =<text:tab/>Q1<text:tab/>= 6</text:p>
      <text:p text:style-name="P8"><text:tab/>Médiane =<text:tab/>Med<text:tab/>= 7</text:p>
      <text:p text:style-name="P8"><text:tab/>Troisième quartile =<text:tab/>Q3<text:tab/>= 8</text:p>
      <text:p text:style-name="P8"><text:tab/>Maximum =<text:tab/>MaxX<text:tab/>= 12</text:p>
      <text:p text:style-name="P7"/>
      <text:p text:style-name="P17">Attention, il y a historiquement plusieurs méthodes pour déterminer les quartiles !</text:p>
      <text:p text:style-name="P11">La Numworks affiche toujours les bonnes valeurs.</text:p>
      <text:p text:style-name="P10"><text:span text:style-name="T11">Avec la </text:span>TI-83 Premium CE, il faut vérifier que <text:span text:style-name="T10">la</text:span> calculatrice affiche « Q1[TI-83CE]=… » <text:line-break/>et non « Q1[TI-8x]=… ». Sinon, allez dans <text:s/><draw:custom-shape text:anchor-type="as-char" svg:y="-0.383cm" draw:z-index="4" draw:style-name="gr3" draw:text-style-name="P31" svg:width="1.098cm" svg:height="0.5cm"><text:p text:style-name="P30"><text:span text:style-name="T14">stats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/ Quartiles Setting.</text:p>
      <text:p text:style-name="P12">Les autres modèles afficheront régulièrement des quartiles légèrement différents de ceux que l'on trouve en suivant la définition du cours. (En revanche, il n'y a jamais de problème avec la moyenne et la médiane)</text:p>
      <text:p text:style-name="P6"/>
      <text:p text:style-name="P15">Avec <text:span text:style-name="T8">Numworks, menu Statistiques</text:span></text:p>
      <text:list xml:id="list1813959180" text:style-name="Exercice">
        <text:list-item>
          <text:list>
            <text:list-item>
              <text:p text:style-name="P21">Effacer le contenu des listes que l'on va utiliser en allant sur l'entête de la colonne des valeurs, puis « Ok / Effacer la colonne ».</text:p>
            </text:list-item>
            <text:list-item>
              <text:p text:style-name="P22">Entrer les valeurs et les effectifs.</text:p>
            </text:list-item>
            <text:list-item>
              <text:p text:style-name="P21">Lancer le calcul statistique à une variable dans l'onglet « Stats ».</text:p>
            </text:list-item>
          </text:list>
        </text:list-item>
      </text:list>
      <text:p text:style-name="P6"/>
      <text:p text:style-name="P13">Avec Texas</text:p>
      <text:list xml:id="list172745027292502" text:continue-list="list1813959180" text:style-name="Exercice">
        <text:list-item>
          <text:list>
            <text:list-item text:start-value="1">
              <text:p text:style-name="P19"><text:span text:style-name="T5">Effacer le contenu des listes que l'on va utiliser avec : <text:s/></text:span><text:span text:style-name="T5"><draw:custom-shape text:anchor-type="as-char" svg:y="-0.383cm" draw:z-index="2" draw:style-name="gr3" draw:text-style-name="P31" svg:width="1.098cm" svg:height="0.5cm"><text:p text:style-name="P30"><text:span text:style-name="T14">stats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"><text:s/>/ EffListe L1,L2.</text:span></text:p>
            </text:list-item>
            <text:list-item>
              <text:p text:style-name="P20"><text:span text:style-name="T5">Afficher les listes avec : <text:s/></text:span><text:span text:style-name="T5"><draw:custom-shape text:anchor-type="as-char" svg:y="-0.383cm" draw:z-index="0" draw:style-name="gr1" draw:text-style-name="P31" svg:width="1.098cm" svg:height="0.5cm"><text:p text:style-name="P30"><text:span text:style-name="T14">stats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"><text:s/>/ Modifier... <text:s/>puis entrer les valeurs dans la colonne L1, et les effectifs (ou les fréquences) dans L2.</text:span></text:p>
            </text:list-item>
            <text:list-item>
              <text:p text:style-name="P19"><text:span text:style-name="T5">Lancer le calcul statistique à une variable avec : <text:s/></text:span><text:span text:style-name="T5"><draw:custom-shape text:anchor-type="as-char" svg:y="-0.383cm" draw:z-index="3" draw:style-name="gr3" draw:text-style-name="P31" svg:width="1.098cm" svg:height="0.5cm"><text:p text:style-name="P30"><text:span text:style-name="T14">stats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"><text:s/>/ Calc / Stats 1 Var / Xliste:L1 et ListeFréq:L2 / Calculer.</text:span></text:p>
            </text:list-item>
          </text:list>
        </text:list-item>
      </text:list>
      <text:p text:style-name="P5"/>
      <text:p text:style-name="P14">Avec Casio, <text:span text:style-name="T10">menu STAT</text:span></text:p>
      <text:list xml:id="list172744203843013" text:continue-list="list172745027292502" text:style-name="Exercice">
        <text:list-item>
          <text:list>
            <text:list-item text:start-value="1">
              <text:p text:style-name="P23">Effacer le contenu des listes que l'on va utiliser en <text:span text:style-name="T10">les </text:span>sélectionnant, puis DEL-A.</text:p>
            </text:list-item>
            <text:list-item>
              <text:p text:style-name="P23">Entrer les <text:span text:style-name="T8">valeur</text:span>s dans la colonne List1, et les effectifs (ou les fréquences) dans la colonne List2.</text:p>
            </text:list-item>
            <text:list-item>
              <text:p text:style-name="P23">Préciser à la calculatrice quelle est la liste des <text:span text:style-name="T8">valeur</text:span>s et quelle est celle des effectifs :<text:line-break/>Sélectionner CALC, puis SET, puis 1Var Xlist : List1 et 1Var Freq : List2.</text:p>
            </text:list-item>
            <text:list-item>
              <text:p text:style-name="P24">Lancer le calcul statistique à une variable en revenant au menu CALC et en choisissant 1Var.</text:p>
            </text:list-item>
          </text:list>
        </text:list-item>
      </text:list>
      <text:p text:style-name="P4"/>
      <text:p text:style-name="Titre_20_rubrique">Exercices</text:p>
      <text:list xml:id="list172744637338660" text:continue-list="list172744203843013" text:style-name="Exercice">
        <text:list-item>
          <text:list>
            <text:list-item text:start-value="1">
              <text:p text:style-name="P25"><draw:frame text:anchor-type="paragraph" draw:z-index="1" draw:style-name="gr2" draw:text-style-name="P33" svg:width="2.188cm" svg:height="1.463cm" svg:x="16.787cm" svg:y="3.99cm"><draw:text-box><text:p text:style-name="P32"><text:span text:style-name="T15">p144 : 4, 5</text:span></text:p><text:p text:style-name="P32"><text:span text:style-name="T15">p145 : 12</text:span></text:p><text:p text:style-name="P32"><text:span text:style-name="T15">p149 : 23</text:span></text:p></draw:text-box></draw:frame>Vérifier que l'on obtient la copie d'écran ci-dessus avec les données suivantes :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 table:number-columns-repeated="11"/>
        <table:table-row table:style-name="Tableau1.1">
          <table:table-cell table:style-name="Tableau1.A1" office:value-type="string">
            <text:p text:style-name="P2">données</text:p>
          </table:table-cell>
          <table:table-cell table:style-name="Tableau1.B1" office:value-type="string">
            <text:p text:style-name="P3">2</text:p>
          </table:table-cell>
          <table:table-cell table:style-name="Tableau1.B1" office:value-type="string">
            <text:p text:style-name="P3">3</text:p>
          </table:table-cell>
          <table:table-cell table:style-name="Tableau1.B1" office:value-type="string">
            <text:p text:style-name="P3">4</text:p>
          </table:table-cell>
          <table:table-cell table:style-name="Tableau1.B1" office:value-type="string">
            <text:p text:style-name="P3">5</text:p>
          </table:table-cell>
          <table:table-cell table:style-name="Tableau1.B1" office:value-type="string">
            <text:p text:style-name="P3">6</text:p>
          </table:table-cell>
          <table:table-cell table:style-name="Tableau1.G1" office:value-type="string">
            <text:p text:style-name="P3">7</text:p>
          </table:table-cell>
          <table:table-cell table:style-name="Tableau1.G1" office:value-type="string">
            <text:p text:style-name="P3">8</text:p>
          </table:table-cell>
          <table:table-cell table:style-name="Tableau1.G1" office:value-type="string">
            <text:p text:style-name="P3">9</text:p>
          </table:table-cell>
          <table:table-cell table:style-name="Tableau1.G1" office:value-type="string">
            <text:p text:style-name="P3">10</text:p>
          </table:table-cell>
          <table:table-cell table:style-name="Tableau1.G1" office:value-type="string">
            <text:p text:style-name="P3">11</text:p>
          </table:table-cell>
          <table:table-cell table:style-name="Tableau1.G1" office:value-type="string">
            <text:p text:style-name="P3">12</text:p>
          </table:table-cell>
        </table:table-row>
        <table:table-row table:style-name="Tableau1.1">
          <table:table-cell table:style-name="Tableau1.A2" office:value-type="string">
            <text:p text:style-name="P2">effectifs</text:p>
          </table:table-cell>
          <table:table-cell table:style-name="Tableau1.B2" office:value-type="string">
            <text:p text:style-name="P3">5</text:p>
          </table:table-cell>
          <table:table-cell table:style-name="Tableau1.B2" office:value-type="string">
            <text:p text:style-name="P3">43</text:p>
          </table:table-cell>
          <table:table-cell table:style-name="Tableau1.B2" office:value-type="string">
            <text:p text:style-name="P3">152</text:p>
          </table:table-cell>
          <table:table-cell table:style-name="Tableau1.B2" office:value-type="string">
            <text:p text:style-name="P3">217</text:p>
          </table:table-cell>
          <table:table-cell table:style-name="Tableau1.B2" office:value-type="string">
            <text:p text:style-name="P3">531</text:p>
          </table:table-cell>
          <table:table-cell table:style-name="Tableau1.G2" office:value-type="string">
            <text:p text:style-name="P3">851</text:p>
          </table:table-cell>
          <table:table-cell table:style-name="Tableau1.G2" office:value-type="string">
            <text:p text:style-name="P3">721</text:p>
          </table:table-cell>
          <table:table-cell table:style-name="Tableau1.G2" office:value-type="string">
            <text:p text:style-name="P3">412</text:p>
          </table:table-cell>
          <table:table-cell table:style-name="Tableau1.G2" office:value-type="string">
            <text:p text:style-name="P3">211</text:p>
          </table:table-cell>
          <table:table-cell table:style-name="Tableau1.G2" office:value-type="string">
            <text:p text:style-name="P3">67</text:p>
          </table:table-cell>
          <table:table-cell table:style-name="Tableau1.G2" office:value-type="string">
            <text:p text:style-name="P3">1</text:p>
          </table:table-cell>
        </table:table-row>
      </table:table>
      <text:list xml:id="list172745313709383" text:continue-numbering="true" text:style-name="Exercice">
        <text:list-item>
          <text:list>
            <text:list-item>
              <text:p text:style-name="P26">Des amis ont compté le nombre de chutes à ski qu'ils ont fait cette semaine :<text:line-break/>19, 25, 7, 9, 4, 12, 11, 13, 15, 18, 19, 7, 54.</text:p>
              <text:list>
                <text:list-item>
                  <text:p text:style-name="P27">Déterminer avec la calculatrice le nombre de chutes moyen et le nombre de chutes médian.</text:p>
                </text:list-item>
                <text:list-item>
                  <text:p text:style-name="P28"><text:span text:style-name="T6">Déterminer « à la main » les quartiles Q</text:span><text:span text:style-name="T7">1</text:span><text:span text:style-name="T6"> et Q</text:span><text:span text:style-name="T7">3</text:span><text:span text:style-name="T6"> et comparer avec les valeurs proposées<text:line-break/>par la calculatrice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8cm" draw:dots2="1" draw:dots2-length="0.058cm" draw:distance="0.058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1" fo:font-family="Arial" style:font-family-generic="swiss" style:font-pitch="variable" fo:font-size="20pt" fo:language="en" fo:country="GB" fo:font-weight="bold" style:font-size-asian="20pt" style:font-weight-asian="bold" style:font-name-complex="Arial1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1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" fo:font-family="Arial" style:font-style-name="Gras Italique" style:font-family-generic="swiss" style:font-pitch="variable" fo:font-size="14pt" fo:font-style="italic" fo:font-weight="bold"/>
    </style:style>
    <style:style style:name="Titre_20_rubrique" style:display-name="Titre rubrique" style:family="paragraph" style:parent-style-name="Standard" style:next-style-name="Standard" style:auto-update="true" style:list-style-name="" style:class="text" style:master-page-name="">
      <style:paragraph-properties fo:margin-top="0cm" fo:margin-bottom="0.199cm" loext:contextual-spacing="false" style:page-number="auto">
        <style:tab-stops/>
      </style:paragraph-properties>
      <style:text-properties fo:font-variant="normal" fo:text-transform="none" style:font-name="Arial1" fo:font-family="Arial" style:font-family-generic="swiss" style:font-pitch="variable" fo:font-size="12pt" fo:font-style="italic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 style:master-page-name="">
      <style:paragraph-properties fo:margin-top="0cm" fo:margin-bottom="0.101cm" loext:contextual-spacing="false" style:page-number="auto"/>
      <style:text-properties fo:text-transform="uppercase"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olice_20_par_20_défaut" style:display-name="Police par défau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fo:margin-top="0.101cm" fo:margin-bottom="0.101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Exercice">
      <text:list-level-style-number text:level="1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space-before="0.499cm" text:min-label-width="0.499cm"/>
      </text:list-level-style-number>
      <text:list-level-style-number text:level="3" text:style-name="Numbering_20_Symbols" style:num-suffix=")" style:num-format="a">
        <style:list-level-properties text:space-before="1cm" text:min-label-width="0.499cm"/>
      </text:list-level-style-number>
      <text:list-level-style-number text:level="4" text:style-name="Numbering_20_Symbols" style:num-suffix=")" style:num-format="1">
        <style:list-level-properties text:space-before="2.54cm"/>
      </text:list-level-style-number>
      <text:list-level-style-number text:level="5" text:style-name="Numbering_20_Symbols" style:num-suffix=")" style:num-format="1">
        <style:list-level-properties text:space-before="3.175cm"/>
      </text:list-level-style-number>
      <text:list-level-style-number text:level="6" text:style-name="Numbering_20_Symbols" style:num-suffix=")" style:num-format="1">
        <style:list-level-properties text:space-before="3.81cm"/>
      </text:list-level-style-number>
      <text:list-level-style-number text:level="7" text:style-name="Numbering_20_Symbols" style:num-suffix=")" style:num-format="1">
        <style:list-level-properties text:space-before="4.445cm"/>
      </text:list-level-style-number>
      <text:list-level-style-number text:level="8" text:style-name="Numbering_20_Symbols" style:num-suffix=")" style:num-format="1">
        <style:list-level-properties text:space-before="5.08cm"/>
      </text:list-level-style-number>
      <text:list-level-style-number text:level="9" text:style-name="Numbering_20_Symbols" style:num-suffix=")" style:num-format="1">
        <style:list-level-properties text:space-before="5.715cm"/>
      </text:list-level-style-number>
      <text:list-level-style-number text:level="10" text:style-name="Numbering_20_Symbols" style:num-suffix=")" style:num-format="1">
        <style:list-level-properties text:space-before="6.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Fontanet</meta:initial-creator>
    <meta:creation-date>2006-04-06T23:09:00</meta:creation-date>
    <dc:date>2019-08-27T17:27:43.008000000</dc:date>
    <meta:print-date>2015-12-06T16:43:27.279000000</meta:print-date>
    <dc:language>fr-FR</dc:language>
    <meta:editing-cycles>145</meta:editing-cycles>
    <meta:editing-duration>P1DT1H9M3S</meta:editing-duration>
    <meta:document-statistic meta:table-count="1" meta:image-count="0" meta:object-count="0" meta:page-count="1" meta:paragraph-count="57" meta:word-count="503" meta:character-count="2714" meta:non-whitespace-character-count="2264"/>
    <meta:user-defined meta:name="Info 1"/>
    <meta:user-defined meta:name="Info 2"/>
    <meta:user-defined meta:name="Info 3"/>
    <meta:user-defined meta:name="Info 4"/>
  </office:meta>
</office:document-meta>
</file>